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e818d" officeooo:paragraph-rsid="000e818d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0e818d" officeooo:paragraph-rsid="000e818d" style:font-weight-asian="bold" style:font-name-complex="Arial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818d" officeooo:paragraph-rsid="000e818d" style:font-size-asian="12pt" style:font-name-complex="Arial"/>
    </style:style>
    <style:style style:name="T1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Registrarse onlin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-1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4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4">RF-2.1 (Registro en página web)</text:p>
          </table:table-cell>
          <table:covered-table-cell/>
          <table:table-cell table:style-name="Tabla1.D4" table:number-columns-spanned="5" office:value-type="string">
            <text:p text:style-name="P2">CU-12(Especificar referido, punto de extensión)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4">El usuario no puede estar registrado anterior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4">El usuario quedará registrado en la página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4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</text:p>
          </table:table-cell>
        </table:table-row>
      </table:table>
      <text:p text:style-name="P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>Propósito</text:p>
          </table:table-cell>
        </table:table-row>
        <table:table-row table:style-name="Tabla2.1">
          <table:table-cell table:style-name="Tabla2.A2" office:value-type="string">
            <text:p text:style-name="P7">Los usuarios podrán registrarse en la página web y así disfrutar de las ventajas que ofrece</text:p>
          </table:table-cell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Resumen</text:p>
          </table:table-cell>
        </table:table-row>
        <table:table-row table:style-name="Tabla3.1">
          <table:table-cell table:style-name="Tabla3.A2" office:value-type="string">
            <text:p text:style-name="P7">El usuario solicitará registrarse pulsando el botón de registro. Se le solicitarán sus datos personales y que elija un nombre de usuario y una contraseña. Tras esto quedará registrado en la página</text:p>
          </table:table-cell>
        </table:table-row>
      </table:table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26T11:25:52.087623709</dc:date>
    <meta:editing-cycles>3</meta:editing-cycles>
    <meta:editing-duration>PT6M45S</meta:editing-duration>
    <meta:document-statistic meta:table-count="3" meta:image-count="0" meta:object-count="0" meta:page-count="1" meta:paragraph-count="24" meta:word-count="97" meta:character-count="631" meta:non-whitespace-character-count="558"/>
    <meta:generator>LibreOffice/6.2.1.2$Linux_X86_64 LibreOffice_project/fa33febaab1da9290dbe6ea4e22bb3a13e549cc4</meta:generator>
  </office:meta>
</office:document-meta>
</file>